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d00" officeooo:paragraph-rsid="000c0d00"/>
    </style:style>
    <style:style style:name="P2" style:family="paragraph" style:parent-style-name="Standard">
      <style:text-properties officeooo:rsid="000dd2b8" officeooo:paragraph-rsid="000dd2b8"/>
    </style:style>
    <style:style style:name="P3" style:family="paragraph" style:parent-style-name="Standard">
      <style:text-properties officeooo:rsid="000e9d3a" officeooo:paragraph-rsid="000e9d3a"/>
    </style:style>
    <style:style style:name="P4" style:family="paragraph" style:parent-style-name="Standard">
      <style:text-properties officeooo:rsid="001a27b0" officeooo:paragraph-rsid="001a27b0"/>
    </style:style>
    <style:style style:name="P5" style:family="paragraph" style:parent-style-name="Standard">
      <style:text-properties officeooo:rsid="001d5386" officeooo:paragraph-rsid="001d5386"/>
    </style:style>
    <style:style style:name="P6" style:family="paragraph" style:parent-style-name="Standard">
      <style:text-properties officeooo:rsid="00197336" officeooo:paragraph-rsid="00236b96"/>
    </style:style>
    <style:style style:name="P7" style:family="paragraph" style:parent-style-name="Standard">
      <style:text-properties officeooo:rsid="001b93b5" officeooo:paragraph-rsid="001b93b5"/>
    </style:style>
    <style:style style:name="P8" style:family="paragraph" style:parent-style-name="Standard">
      <style:text-properties officeooo:rsid="00237a40" officeooo:paragraph-rsid="00237a40"/>
    </style:style>
    <style:style style:name="P9" style:family="paragraph" style:parent-style-name="Standard">
      <style:text-properties officeooo:rsid="000dd2b8" officeooo:paragraph-rsid="0024f1c5"/>
    </style:style>
    <style:style style:name="T1" style:family="text">
      <style:text-properties officeooo:rsid="000c0d00"/>
    </style:style>
    <style:style style:name="T2" style:family="text">
      <style:text-properties officeooo:rsid="000e9d3a"/>
    </style:style>
    <style:style style:name="T3" style:family="text">
      <style:text-properties officeooo:rsid="000f9091"/>
    </style:style>
    <style:style style:name="T4" style:family="text">
      <style:text-properties officeooo:rsid="00144c78"/>
    </style:style>
    <style:style style:name="T5" style:family="text">
      <style:text-properties officeooo:rsid="001508c5"/>
    </style:style>
    <style:style style:name="T6" style:family="text">
      <style:text-properties officeooo:rsid="0015b218"/>
    </style:style>
    <style:style style:name="T7" style:family="text">
      <style:text-properties officeooo:rsid="001785bc"/>
    </style:style>
    <style:style style:name="T8" style:family="text">
      <style:text-properties officeooo:rsid="001a27b0"/>
    </style:style>
    <style:style style:name="T9" style:family="text">
      <style:text-properties officeooo:rsid="00206c13"/>
    </style:style>
    <style:style style:name="T10" style:family="text">
      <style:text-properties officeooo:rsid="0020f781"/>
    </style:style>
    <style:style style:name="T11" style:family="text">
      <style:text-properties officeooo:rsid="0022e2f1"/>
    </style:style>
    <style:style style:name="T12" style:family="text">
      <style:text-properties officeooo:rsid="00234f7e"/>
    </style:style>
    <style:style style:name="T13" style:family="text">
      <style:text-properties officeooo:rsid="00236b96"/>
    </style:style>
    <style:style style:name="T14" style:family="text">
      <style:text-properties officeooo:rsid="0024f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MVC</text:p>
      <text:p text:style-name="P1"/>
      <text:p text:style-name="P3">Hola, bienvenid<text:span text:style-name="T5">os y bienvenidas</text:span> a <text:span text:style-name="T13">curso</text:span> Spring MVC: <text:span text:style-name="T13">un enfoque practico</text:span></text:p>
      <text:p text:style-name="P3"/>
      <text:p text:style-name="P3">Mi nombre es Jose Mendez y el<text:span text:style-name="T1"> objetivo de este curso es aprender a construir </text:span>esta<text:span text:style-name="T1"> aplicacion web <text:s/>como hilo conductor del curso y que despues podras utilizar como base para crear otras mas complejas.</text:span></text:p>
      <text:p text:style-name="P1"/>
      <text:p text:style-name="P9"><text:span text:style-name="T14">Este curso son muchos cursos en uno porque u</text:span>tilizaremos, <text:span text:style-name="T13">junto con </text:span>Spring MVC, <text:span text:style-name="T2">la </text:span>Spring security framework <text:span text:style-name="T2">para proteger nuestos recursos tanto a nivel de URL como de invocacion de metodos;</text:span> <text:span text:style-name="T2">en la capa modelo usaremos</text:span> Spring Data JPA, <text:span text:style-name="T2">Hibernate</text:span> <text:span text:style-name="T2">y</text:span> <text:span text:style-name="T2">MySQL, tambien veremos como configurar la libreria ehcache para aumentar la velocidad de las busquedas en la base de datos; implementaremos AOP para gestionar aquellas funcionalidades que interactua con mas de una parte de nuestra aplicacion, <text:s/>los llamados cross-cutting concerns</text:span>; <text:span text:style-name="T3">en la capa vista veremos tres enfoques, en primer lugar, el ya clasico JSP junto con JSTL, en segundo lugar Apache Tiles y en tercer lugar</text:span> Thymeleaf <text:span text:style-name="T4">que como veras cuenta con muchas ventajas</text:span>; <text:span text:style-name="T3">finalmente utilizaremos Spring Tool Suite con Pivotal tc Server como entorno de trabajo y GIT como repositorio, todo disponible tanto para Linux y Windows como para Mac.</text:span></text:p>
      <text:p text:style-name="P2"><text:s/></text:p>
      <text:p text:style-name="P3"><text:span text:style-name="T13">H</text:span>aciendo uso de las buenas practicas recomendadas por Spring, la configuracion de los diversos componentes <text:span text:style-name="T6">se hara</text:span> con Java siempre que sea posible reduciendo<text:span text:style-name="T9">se</text:span> <text:span text:style-name="T7">asi </text:span>al maximo el uso de XML.</text:p>
      <text:p text:style-name="P3"/>
      <text:p text:style-name="P6"><text:span text:style-name="T10">S</text:span>e trata de una sencilla pero completa aplicacion web, <text:span text:style-name="T8">que consta de</text:span> un formulario de entrada que nos valida a traves de la Spring Security Framework contra dos tablas MySQL, <text:span text:style-name="T13">parcialmente encriptadas para mayor seguridad;</text:span> <text:span text:style-name="T10">Consta tambien</text:span> <text:span text:style-name="T8">de </text:span>un menu con tres <text:span text:style-name="T8">enlaces</text:span>, registro, Acerca de y ayuda. <text:span text:style-name="T13">Despues de registrarnos</text:span> como usuario <text:span text:style-name="T13">recibiremos un </text:span>correo electronico con un enlace de verificacion, </text:p>
      <text:p text:style-name="P3"/>
      <text:p text:style-name="P4">Una vez nos hemos validado accedemos a la pagina de inicio donde tenemos un enlace al perfil de usurio donde podemos ver y modificar nuestro perfil, y aquellos usuarios que tienen asignado el role de ADMIN pueden acceder ademas al area administrativa donde podemos ver y modificar los permisos de cualquier usuario. Finalmente disponemos de un boton de desconexion.</text:p>
      <text:p text:style-name="P4"/>
      <text:p text:style-name="P5"><text:span text:style-name="T11">Todas las cadenas se guardan en ficheros de recursos externos, igual que las rutinas JavaScript y estilos CSS. </text:span>Como veras a lo largo del curso, tiene implementado tambien el control <text:span text:style-name="T12">de</text:span> multisesion y la opcion recuerdame.</text:p>
      <text:p text:style-name="P4"/>
      <text:p text:style-name="P4">Bien, espero que esta breve introduccion te anime a continuar con el resto del curso.</text:p>
      <text:p text:style-name="P4"/>
      <text:p text:style-name="P7">Un saludo y hasta pronto.</text:p>
      <text:p text:style-name="P8"/>
      <text:p text:style-name="P8">Interceptor ad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9:03:32.060642926</meta:creation-date>
    <dc:date>2015-10-05T18:53:01.185393653</dc:date>
    <meta:editing-duration>PT9H51M23S</meta:editing-duration>
    <meta:editing-cycles>16</meta:editing-cycles>
    <meta:generator>LibreOffice/4.4.2.2$Linux_x86 LibreOffice_project/40m0$Build-2</meta:generator>
    <meta:document-statistic meta:table-count="0" meta:image-count="0" meta:object-count="0" meta:page-count="1" meta:paragraph-count="12" meta:word-count="400" meta:character-count="2468" meta:non-whitespace-character-count="2075"/>
  </office:meta>
</office:document-meta>
</file>